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0/identity-constraints-register" office:name=""><text:span text:style-name="Definition">https://blueprint.ecohubs.community/articles/rcos-templates/layer-0/identity-constrai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4-identity-constraints" office:name=""><text:span text:style-name="Definition">§2.4</text:span></text:a>, <text:a xlink:type="simple" xlink:href="https://blueprint.ecohubs.community/articles/rcos-core/v0-1/layer-0-identity-scope#25-artifacts" office:name=""><text:span text:style-name="Definition">§2.5</text:span></text:a></text:p>
        </text:list-item>
      </text:list>
      <text:p text:style-name="P3">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4"><text:span text:style-name="T1">Rationale — Why declare identity constraints explicitly</text:span></text:p>
      <text:p text:style-name="P4">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5"><text:span text:style-name="T1">Instructions — How to fill this in</text:span></text:p>
      <text:p text:style-name="P5">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6"><text:span text:style-name="T2">&lt;Constraint 1, e.g. Members must not act in ways that concentrate power, extract value, or cause harm to people, land, or governance integrity.&gt;</text:span></text:p>
        </text:list-item>
        <text:list-item>
          <text:p text:style-name="P6"><text:span text:style-name="T2">&lt;Constraint 2, e.g. The community may not be used as a vehicle for speculative financial gain — internal economic mechanisms exist to recognize contribution, not generate profit.&gt;</text:span></text:p>
        </text:list-item>
        <text:list-item>
          <text:p text:style-name="P6"><text:span text:style-name="T2">&lt;Constraint 3, e.g. No member or role may claim authority that is not explicitly granted through the governance system.&gt;</text:span></text:p>
        </text:list-item>
        <text:list-item>
          <text:p text:style-name="P6"><text:span text:style-name="T2">&lt;Constraint 4, e.g. The community must not cause sustained net harm to local ecosystems, land, or biodiversity.&gt;</text:span></text:p>
        </text:list-item>
        <text:list-item>
          <text:p text:style-name="P6"><text:span text:style-name="T2">&lt;Constraint 5, e.g. Ecological impact must be considered in all significant resource, land, and infrastructure decisions.&gt;</text:span></text:p>
        </text:list-item>
        <text:list-item>
          <text:p text:style-name="P6"><text:span text:style-name="T2">&lt;Constraint 6, e.g. The structural layer of the community must remain non-ideological and non-normative — it provides scaffolding, not a prescribed way of living.&gt;</text:span></text:p>
        </text:list-item>
        <text:list-item>
          <text:p text:style-name="P6"><text:span text:style-name="T2">&lt;Constraint 7, e.g. No specific belief system, spirituality, culture, or political ideology may be required as a condition of membership or participation.&gt;</text:span></text:p>
        </text:list-item>
        <text:list-item>
          <text:p text:style-name="P6"><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7"><text:span text:style-name="T1">Rationale — Why must constraints be testable, not informal</text:span></text:p>
      <text:p text:style-name="P7">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8"><text:span text:style-name="T1">Instructions — How to fill this in</text:span></text:p>
      <text:p text:style-name="P8">For each constraint above (or as a general policy), describe how a violation is identified and addressed. Reference the Conflict Resolution Ladder (Layer 4) and any role responsible for monitoring (Layer 5).</text:p>
      <text:list text:style-name="L4">
        <text:list-item>
          <text:p text:style-name="P9"/>
        </text:list-item>
        <text:list-item>
          <text:p text:style-name="P9"><text:span text:style-name="T2">&lt;Which Layer 4 process handles violations of which class of constraint.&gt;</text:span></text:p>
        </text:list-item>
        <text:list-item>
          <text:p text:style-name="P9"/>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5-artifacts" office:name=""><text:span text:style-name="Definition"><text:span text:style-name="T2">2.5.2</text:span></text:span></text:a></text:p>
      <text:p text:style-name="P10"><text:span text:style-name="T1">Instructions — How to fill this in</text:span></text:p>
      <text:p text:style-name="P10">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1"><text:span text:style-name="T1">Adopted:</text:span> </text:p>
        </text:list-item>
        <text:list-item>
          <text:p text:style-name="P11"><text:span text:style-name="T1">Decision type:</text:span> Constitutional</text:p>
        </text:list-item>
        <text:list-item>
          <text:p text:style-name="P11"><text:span text:style-name="T1">Version:</text:span> </text:p>
        </text:list-item>
        <text:list-item>
          <text:p text:style-name="P1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3Z</meta:creation-date>
    <dc:date>2026-04-28T04:02:43Z</dc:date>
    <meta:user-defined meta:name="title-meta" meta:value-type="string">Identity Constraints Register</meta:user-defined>
  </office:meta>
</office:document-meta>
</file>